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222222"/>
    </style:style>
    <style:style style:name="P2" style:family="paragraph" style:parent-style-name="Standard">
      <style:paragraph-properties fo:margin-top="0.139in" fo:margin-bottom="0.1945in" loext:contextual-spacing="false" fo:line-height="100%"/>
    </style:style>
    <style:style style:name="P3" style:family="paragraph" style:parent-style-name="Standard">
      <style:paragraph-properties fo:margin-top="0.139in" fo:margin-bottom="0in" loext:contextual-spacing="false" fo:line-height="100%"/>
    </style:style>
    <style:style style:name="P4" style:family="paragraph" style:parent-style-name="Standard">
      <style:paragraph-properties fo:margin-top="0.139in" fo:margin-bottom="0in" loext:contextual-spacing="false" fo:line-height="100%" fo:padding="0in" fo:border="none"/>
    </style:style>
    <style:style style:name="P5" style:family="paragraph" style:parent-style-name="Standard" style:list-style-name="WWNum2">
      <style:paragraph-properties fo:margin-left="0.5in" fo:margin-right="0in" fo:margin-top="0.139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39in" fo:margin-bottom="0in" loext:contextual-spacing="false" fo:line-height="100%" fo:text-indent="-0.25in" style:auto-text-indent="false"/>
    </style:style>
    <style:style style:name="P7" style:family="paragraph" style:parent-style-name="Standard" style:list-style-name="WWNum7">
      <style:paragraph-properties fo:margin-left="0.5in" fo:margin-right="0in" fo:margin-top="0.139in" fo:margin-bottom="0in" loext:contextual-spacing="false" fo:line-height="100%" fo:text-indent="-0.25in" style:auto-text-indent="false"/>
    </style:style>
    <style:style style:name="P8"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12">
      <style:paragraph-properties fo:margin-left="0.5in" fo:margin-right="0in" fo:margin-top="0in" fo:margin-bottom="0.139in" loext:contextual-spacing="false" fo:line-height="100%" fo:text-indent="-0.25in" style:auto-text-indent="false"/>
    </style:style>
    <style:style style:name="P15" style:family="paragraph" style:parent-style-name="Standard" style:list-style-name="WWNum6">
      <style:paragraph-properties fo:margin-left="0.5in" fo:margin-right="0in" fo:margin-top="0in" fo:margin-bottom="0.139in" loext:contextual-spacing="false" fo:line-height="100%" fo:text-indent="-0.25in" style:auto-text-indent="false"/>
    </style:style>
    <style:style style:name="P16" style:family="paragraph" style:parent-style-name="Standard" style:list-style-name="WWNum5">
      <style:paragraph-properties fo:margin-left="0.5in" fo:margin-right="0in" fo:margin-top="0in" fo:margin-bottom="0.139in" loext:contextual-spacing="false" fo:line-height="100%" fo:text-indent="-0.25in" style:auto-text-indent="false"/>
    </style:style>
    <style:style style:name="P17" style:family="paragraph" style:parent-style-name="Standard">
      <style:paragraph-properties fo:margin-top="0.139in" fo:margin-bottom="0.0835in" loext:contextual-spacing="false" fo:line-height="100%"/>
    </style:style>
    <style:style style:name="P18" style:family="paragraph" style:parent-style-name="Standard" style:master-page-name="Standard">
      <style:paragraph-properties style:page-number="1"/>
      <style:text-properties fo:color="#222222"/>
    </style:style>
    <style:style style:name="P19" style:family="paragraph" style:parent-style-name="Heading_20_4">
      <style:paragraph-properties fo:margin-top="0in" fo:margin-bottom="0in" loext:contextual-spacing="false" fo:line-height="100%" fo:keep-together="auto" fo:keep-with-next="auto"/>
    </style:style>
    <style:style style:name="P20" style:family="paragraph" style:parent-style-name="Heading_20_4">
      <style:paragraph-properties fo:margin-top="0.1665in" fo:margin-bottom="0in" loext:contextual-spacing="false" fo:line-height="100%" fo:keep-together="auto" fo:keep-with-next="auto"/>
    </style:style>
    <style:style style:name="P21" style:family="paragraph" style:parent-style-name="Heading_20_4">
      <style:paragraph-properties fo:margin-top="0.1665in" fo:margin-bottom="0in" loext:contextual-spacing="false" fo:line-height="100%" fo:keep-together="auto" fo:keep-with-next="auto"/>
      <style:text-properties fo:color="#222222" fo:font-size="11pt" fo:font-weight="bold" style:font-size-asian="11pt" style:font-weight-asian="bold" style:font-size-complex="11pt"/>
    </style:style>
    <style:style style:name="P22" style:family="paragraph" style:parent-style-name="Heading_20_3">
      <style:paragraph-properties fo:margin-top="0in" fo:margin-bottom="0in" loext:contextual-spacing="false" fo:line-height="100%" fo:keep-together="auto" fo:keep-with-next="auto"/>
    </style:style>
    <style:style style:name="P23" style:family="paragraph" style:parent-style-name="Heading_20_3">
      <style:paragraph-properties fo:margin-top="0in" fo:margin-bottom="0in" loext:contextual-spacing="false" fo:line-height="100%" fo:keep-together="auto" fo:padding="0in" fo:border="none" fo:keep-with-next="auto"/>
    </style:style>
    <style:style style:name="P24" style:family="paragraph" style:parent-style-name="Heading_20_3">
      <style:paragraph-properties fo:margin-top="0.1945in" fo:margin-bottom="0in" loext:contextual-spacing="false" fo:line-height="100%" fo:keep-together="auto" fo:keep-with-next="auto"/>
    </style:style>
    <style:style style:name="T1" style:family="text">
      <style:text-properties fo:color="#222222" fo:font-size="13pt" style:font-size-asian="13pt" style:font-size-complex="13pt"/>
    </style:style>
    <style:style style:name="T2" style:family="text">
      <style:text-properties fo:color="#222222" fo:font-size="13pt" fo:font-weight="bold" style:font-size-asian="13pt" style:font-weight-asian="bold" style:font-size-complex="13pt"/>
    </style:style>
    <style:style style:name="T3" style:family="text">
      <style:text-properties fo:color="#222222"/>
    </style:style>
    <style:style style:name="T4" style:family="text">
      <style:text-properties fo:color="#839496" fo:font-size="13pt" fo:font-weight="bold" style:font-size-asian="13pt" style:font-weight-asian="bold"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
      <text:p text:style-name="P2"><text:span text:style-name="T1">En programación, los términos "reguladores de flujo" y "estructuras de control" son muy similares y a menudo se usan indistintamente, aunque hay matices en su uso.</text:span></text:p>
      <text:p text:style-name="P22"><text:bookmark text:name="_fwiesxswsbtb"/><text:span text:style-name="T2">Estructuras de Control</text:span></text:p>
      <text:p text:style-name="P3"><text:span text:style-name="T1">Las estructuras de control son construcciones del lenguaje de programación que permiten controlar el flujo de ejecución del programa. Estas estructuras incluyen:</text:span></text:p>
      <text:p text:style-name="P3"><text:span text:style-name="T2">1.Condicionales</text:span><text:span text:style-name="T1">:</text:span></text:p>
      <text:list xml:id="list1222661015" text:style-name="WWNum2">
        <text:list-item>
          <text:p text:style-name="P5"><text:span text:style-name="T1">if, else if, else</text:span></text:p>
        </text:list-item>
      </text:list>
      <text:list xml:id="list3106812100" text:style-name="WWNum10">
        <text:list-item>
          <text:p text:style-name="P8"><text:span text:style-name="T1">switch</text:span></text:p>
        </text:list-item>
      </text:list>
      <text:list xml:id="list447417771" text:style-name="WWNum11">
        <text:list-item>
          <text:p text:style-name="P9"><text:span text:style-name="T2">2.Bucles</text:span><text:span text:style-name="T1">:</text:span></text:p>
        </text:list-item>
      </text:list>
      <text:list xml:id="list894547911" text:style-name="WWNum9">
        <text:list-item>
          <text:p text:style-name="P10"><text:span text:style-name="T1">for</text:span></text:p>
        </text:list-item>
      </text:list>
      <text:list xml:id="list333274583" text:style-name="WWNum4">
        <text:list-item>
          <text:p text:style-name="P11"><text:span text:style-name="T1">while</text:span></text:p>
        </text:list-item>
      </text:list>
      <text:list xml:id="list928974491" text:style-name="WWNum12">
        <text:list-item>
          <text:p text:style-name="P14"><text:span text:style-name="T1">do-while</text:span></text:p>
        </text:list-item>
      </text:list>
      <text:p text:style-name="P3"><text:span text:style-name="T1">3. </text:span><text:span text:style-name="T2">Saltos</text:span><text:span text:style-name="T1">:</text:span></text:p>
      <text:list xml:id="list3208394063" text:style-name="WWNum1">
        <text:list-item>
          <text:p text:style-name="P6"><text:span text:style-name="T1">break</text:span></text:p>
        </text:list-item>
      </text:list>
      <text:list xml:id="list510291414" text:style-name="WWNum3">
        <text:list-item>
          <text:p text:style-name="P12"><text:span text:style-name="T1">continue</text:span></text:p>
        </text:list-item>
      </text:list>
      <text:list xml:id="list2262144634" text:style-name="WWNum6">
        <text:list-item>
          <text:p text:style-name="P15"><text:span text:style-name="T1">return</text:span></text:p>
        </text:list-item>
      </text:list>
      <text:p text:style-name="P23"><text:bookmark text:name="_f16qq1k74m5p"/><text:span text:style-name="T2">Reguladores de Flujo</text:span></text:p>
      <text:p text:style-name="P3"><text:span text:style-name="T1">El término "reguladores de flujo" se refiere a cualquier mecanismo que altere el flujo de ejecución de un programa. Esto incluye todas las estructuras de control mencionadas anteriormente, así como otros mecanismos como:</text:span></text:p>
      <text:p text:style-name="P3"><text:span text:style-name="T1">1. </text:span><text:span text:style-name="T2">Excepciones</text:span><text:span text:style-name="T1">:</text:span></text:p>
      <text:list xml:id="list1642890665" text:style-name="WWNum7">
        <text:list-item>
          <text:p text:style-name="P7"><text:span text:style-name="T1">try, catch, finally, throw</text:span></text:p>
        </text:list-item>
      </text:list>
      <text:list xml:id="list308359484" text:style-name="WWNum8">
        <text:list-item>
          <text:p text:style-name="P13"><text:span text:style-name="T2">Funciones y Métodos</text:span><text:span text:style-name="T1">:</text:span></text:p>
        </text:list-item>
      </text:list>
      <text:list xml:id="list1694519891" text:style-name="WWNum5">
        <text:list-item>
          <text:p text:style-name="P16"><text:span text:style-name="T1">Llamadas a funciones y métodos que pueden cambiar el flujo de ejecución.</text:span></text:p>
        </text:list-item>
      </text:list>
      <text:p text:style-name="P23"><text:bookmark text:name="_5ht55ufeafxy"/><text:span text:style-name="T2">Ejemplos en JavaScript</text:span></text:p>
      <text:p text:style-name="P19"><text:bookmark text:name="_z1h9nxn4z2dy"/><text:span text:style-name="T2">Condicionales</text:span></text:p>
      <text:p text:style-name="P4"><text:span text:style-name="T1">let edad = 20;</text:span></text:p>
      <text:p text:style-name="P4"><text:soft-page-break/><text:span text:style-name="T1">if (edad &gt;= 18) {</text:span></text:p>
      <text:p text:style-name="P4"><text:span text:style-name="T1">console.log("Eres mayor de edad.");</text:span></text:p>
      <text:p text:style-name="P4"><text:span text:style-name="T1">} else {</text:span></text:p>
      <text:p text:style-name="P4"><text:span text:style-name="T1">console.log("Eres menor de edad.");</text:span></text:p>
      <text:p text:style-name="P4"><text:span text:style-name="T1">}</text:span></text:p>
      <text:p text:style-name="P20"><text:bookmark text:name="_mkiesg4d9nn5"/><text:span text:style-name="T4">Bucles</text:span></text:p>
      <text:p text:style-name="P17"><text:span text:style-name="T1">for (let i = 0; i &lt; 5; i++) {</text:span></text:p>
      <text:p text:style-name="P17"><text:span text:style-name="T1">console.log(i);</text:span></text:p>
      <text:p text:style-name="P17"><text:span text:style-name="T1">}</text:span></text:p>
      <text:p text:style-name="P17"><text:span text:style-name="T1"><text:line-break/></text:span></text:p>
      <text:p text:style-name="P21"><text:bookmark text:name="_627aq6f52u9h"/></text:p>
      <text:p text:style-name="P21"><text:bookmark text:name="_627aq6f52u9h1"/></text:p>
      <text:p text:style-name="P20"><text:bookmark text:name="_8dx52awxol7"/><text:span text:style-name="T4">Saltos</text:span></text:p>
      <text:p text:style-name="P17"><text:span text:style-name="T1">for (let i = 0; i &lt; 5; i++) {</text:span></text:p>
      <text:p text:style-name="P17"><text:span text:style-name="T1">if (i === 3) {</text:span></text:p>
      <text:p text:style-name="P17"><text:span text:style-name="T1">break; // Sale del bucle cuando i es 3</text:span></text:p>
      <text:p text:style-name="P17"><text:span text:style-name="T1">}</text:span></text:p>
      <text:p text:style-name="P17"><text:span text:style-name="T1">console.log(i);</text:span></text:p>
      <text:p text:style-name="P17"><text:span text:style-name="T1">}</text:span></text:p>
      <text:p text:style-name="P17"><text:span text:style-name="T1"><text:line-break/></text:span></text:p>
      <text:p text:style-name="P20"><text:bookmark text:name="_kcpfsgpepivn"/><text:span text:style-name="T4">Excepciones</text:span></text:p>
      <text:p text:style-name="P17"><text:span text:style-name="T1">try {</text:span></text:p>
      <text:p text:style-name="P17"><text:span text:style-name="T1">let result = someFunction();</text:span></text:p>
      <text:p text:style-name="P17"><text:span text:style-name="T1">} catch (error) {</text:span></text:p>
      <text:p text:style-name="P17"><text:span text:style-name="T1">console.error("Ocurrió un error:", error);</text:span></text:p>
      <text:p text:style-name="P17"><text:span text:style-name="T1">} finally {</text:span></text:p>
      <text:p text:style-name="P17"><text:soft-page-break/><text:span text:style-name="T1">console.log("Esto se ejecuta siempre.");</text:span></text:p>
      <text:p text:style-name="P17"><text:span text:style-name="T1">}</text:span></text:p>
      <text:p text:style-name="P17"><text:span text:style-name="T1"><text:line-break/></text:span></text:p>
      <text:p text:style-name="P24"><text:bookmark text:name="_fr8bf0ebvw45"/><text:span text:style-name="T2">Conclusión</text:span></text:p>
      <text:p text:style-name="P3"><text:span text:style-name="T1">Aunque "reguladores de flujo" y "estructuras de control" son términos muy similares y a menudo se usan de manera intercambiable, "estructuras de control" es un término más específico que se refiere a las construcciones del lenguaje que controlan el flujo de ejecución. "Reguladores de flujo" es un término más amplio que puede incluir cualquier mecanismo que altere el flujo de ejecución de un programa. </text:span></text:p>
      <text:p text:style-name="P1"/>
      <text:p text:style-name="Standard"><text:span text:style-name="T3">--</text:span></text:p>
      <text:p text:style-name="Standard"><text:span text:style-name="T3">Eduardo Hermosilla</text:span></text:p>
      <text:p text:style-name="Standard"/>
      <text:p text:style-name="P1"/>
      <text:p text:style-name="Standard"><text:span text:style-name="T3">--</text:span></text:p>
      <text:p text:style-name="Standard"><text:span text:style-name="T3">Eduardo Hermosill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22222"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22222"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22222"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22222"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22222"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22222"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22222"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22222"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22222"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22222"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222222"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6" meta:word-count="295" meta:character-count="1736" meta:non-whitespace-character-count="1502"/>
    <meta:generator>LibreOfficeDev/6.0.5.2$Linux_X86_64 LibreOffice_project/</meta:generator>
  </office:meta>
</office:document-meta>
</file>